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ettings.xml" manifest:media-type="text/xml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Standard">
      <style:table-properties style:width="13.351cm" fo:margin-left="-0.132cm" fo:margin-top="0cm" fo:margin-bottom="0cm" style:page-number="auto" table:align="left" style:writing-mode="lr-tb"/>
    </style:style>
    <style:style style:name="Tabla1.A" style:family="table-column">
      <style:table-column-properties style:column-width="2.237cm"/>
    </style:style>
    <style:style style:name="Tabla1.B" style:family="table-column">
      <style:table-column-properties style:column-width="11.114cm"/>
    </style:style>
    <style:style style:name="Tabla1.1" style:family="table-row">
      <style:table-row-properties style:min-row-height="1.337cm" fo:keep-together="auto"/>
    </style:style>
    <style:style style:name="Tabla1.A1" style:family="table-cell">
      <style:table-cell-properties fo:padding-left="0.132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bold" style:font-size-asian="12pt" style:font-weight-asian="bold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17f95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5f0e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mbria" fo:font-size="10pt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00b6a5" officeooo:paragraph-rsid="00019cfc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style:font-name="Arial Narrow"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fo:font-size="12pt" fo:font-weight="bold" style:font-size-asian="12pt" style:font-weight-asian="bold"/>
    </style:style>
    <style:style style:name="P11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rsid="000c75cf" officeooo:paragraph-rsid="000c75cf"/>
    </style:style>
    <style:style style:name="P12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officeooo:rsid="000e38be" officeooo:paragraph-rsid="000e38be"/>
    </style:style>
    <style:style style:name="P13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style:font-name="Cambria" fo:font-size="10pt" fo:font-weight="normal" officeooo:rsid="000e38be" officeooo:paragraph-rsid="000e38be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mbria" fo:font-size="10pt" fo:font-weight="normal" officeooo:rsid="000e38be" officeooo:paragraph-rsid="000e92ac" style:font-size-asian="10pt" style:font-weight-asian="normal" style:font-name-complex="Arial" style:font-size-complex="10pt" style:font-weight-complex="normal"/>
    </style:style>
    <style:style style:name="P1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Cambria" fo:font-size="10pt" fo:font-weight="normal" officeooo:rsid="001065bc" officeooo:paragraph-rsid="001065bc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Cambria" fo:font-size="10pt" fo:font-weight="normal" officeooo:rsid="00114aa1" officeooo:paragraph-rsid="00114aa1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mbria" fo:font-size="10pt" fo:font-weight="bold" officeooo:rsid="000a3f31" style:font-size-asian="10pt" style:font-weight-asian="bold" style:font-name-complex="Arial" style:font-size-complex="10pt" style:font-weight-complex="normal"/>
    </style:style>
    <style:style style:name="P1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00e92ac" officeooo:paragraph-rsid="000e92ac"/>
    </style:style>
    <style:style style:name="P1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01065bc" officeooo:paragraph-rsid="001065bc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0079b3" style:font-size-asian="12pt" style:font-weight-asian="bold"/>
    </style:style>
    <style:style style:name="T3" style:family="text">
      <style:text-properties style:font-name="Cambria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Cambria" fo:font-size="10pt" fo:font-weight="bold" officeooo:rsid="000a3f31" style:font-size-asian="10pt" style:font-weight-asian="bold" style:font-name-complex="Arial" style:font-size-complex="10pt" style:font-weight-complex="normal"/>
    </style:style>
    <style:style style:name="T5" style:family="text">
      <style:text-properties style:font-name="Cambria" fo:font-size="10pt" style:font-size-asian="10pt" style:font-name-complex="Arial" style:font-size-complex="10pt"/>
    </style:style>
    <style:style style:name="T6" style:family="text">
      <style:text-properties style:font-name="Cambria" fo:font-size="10pt" fo:font-style="italic" fo:font-weight="bold" style:font-size-asian="10pt" style:font-style-asian="italic" style:font-weight-asian="bold" style:font-name-complex="Arial" style:font-size-complex="10pt"/>
    </style:style>
    <style:style style:name="T7" style:family="text">
      <style:text-properties style:font-name="Cambria" fo:font-size="10pt" fo:font-style="italic" fo:font-weight="bold" officeooo:rsid="000e92ac" style:font-size-asian="10pt" style:font-style-asian="italic" style:font-weight-asian="bold" style:font-name-complex="Arial" style:font-size-complex="10pt"/>
    </style:style>
    <style:style style:name="T8" style:family="text">
      <style:text-properties style:font-name="Cambria" fo:font-size="10pt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Cambria" fo:font-size="10pt" fo:font-weight="normal" officeooo:rsid="0000b6a5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Cambria" fo:font-size="10pt" fo:font-weight="normal" officeooo:rsid="00017f95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Cambria" fo:font-size="10pt" fo:font-weight="normal" officeooo:rsid="00019cfc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Cambria" fo:font-size="10pt" fo:font-weight="normal" officeooo:rsid="0002df30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Cambria" fo:font-size="10pt" fo:font-weight="normal" officeooo:rsid="0004a836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Cambria" fo:font-size="10pt" fo:font-weight="normal" officeooo:rsid="0005f0ee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Cambria" fo:font-size="10pt" fo:font-weight="normal" officeooo:rsid="0006c75b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Cambria" fo:font-size="10pt" fo:font-weight="normal" officeooo:rsid="0008baf8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Cambria" fo:font-size="10pt" fo:font-weight="normal" officeooo:rsid="000a3f31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Cambria" fo:font-size="10pt" fo:font-weight="normal" officeooo:rsid="000bbd92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Cambria" fo:font-size="10pt" fo:font-weight="normal" officeooo:rsid="000c75cf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Cambria" fo:font-size="10pt" fo:font-weight="normal" officeooo:rsid="000e38be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Cambria" fo:font-size="10pt" fo:font-weight="normal" officeooo:rsid="000e92ac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Cambria" fo:font-size="10pt" fo:font-weight="normal" officeooo:rsid="001065bc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Cambria" fo:font-size="10pt" fo:font-weight="normal" officeooo:rsid="00114aa1" style:font-size-asian="10pt" style:font-weight-asian="normal" style:font-name-complex="Arial" style:font-size-complex="10pt" style:font-weight-complex="normal"/>
    </style:style>
    <style:style style:name="T24" style:family="text">
      <style:text-properties officeooo:rsid="0012c96a"/>
    </style:style>
    <style:style style:name="T25" style:family="text">
      <style:text-properties officeooo:rsid="00140627"/>
    </style:style>
    <style:style style:name="fr1" style:family="graphic" style:parent-style-name="OLE">
      <style:graphic-properties style:vertical-pos="top" style:vertical-rel="baseline" draw:ole-draw-aspect="1" draw:visible-area-width="5.001cm" draw:visible-area-height="5.001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Objeto1" text:anchor-type="as-char" svg:width="1.799cm" svg:height="1.588cm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a1.A1" office:value-type="string">
            <text:p text:style-name="P9">UNIVERSIDAD NACIONAL EXPERIMENTAL DEL TÁCHIRA</text:p>
            <text:p text:style-name="P9">VICERRECTORADO ACADÉMICO</text:p>
            <text:p text:style-name="P9">DECANATO DE DOCENCIA</text:p>
            <text:p text:style-name="P9">DEPARTAMENTO DE INFORMÁTICA</text:p>
            <text:p text:style-name="P9">ASIGNATURA : <text:s/>ESTRUCTURA DE DATOS</text:p>
          </table:table-cell>
        </table:table-row>
      </table:table>
      <text:p text:style-name="P3"><text:bookmark text:name="_GoBack"/><text:s text:c="4"/></text:p>
      <text:p text:style-name="P1"><text:span text:style-name="T1">EVALUACION PARCIAL </text:span><text:span text:style-name="T2">I</text:span><text:span text:style-name="T1">I DEL <text:s/>LAPSO 2018-3<text:tab/> <text:s text:c="39"/>VALOR: </text:span><text:span text:style-name="T2">7</text:span><text:span text:style-name="T1">0 Puntos.</text:span></text:p>
      <text:p text:style-name="P3"/>
      <text:p text:style-name="P5"><text:span text:style-name="T3">1. <text:s text:c="3"/></text:span><text:span text:style-name="T9">Un programa reproductor de archivos mp3 es operado usando el teclado. Para reproducir se presiona la tecla R, para detener S, para pausar P, para ir a siguiente N. Cada archivo mp3 antes de ser operado con los comandos anteriores </text:span><text:span text:style-name="T13">se</text:span><text:span text:style-name="T9"> debe ingresar en una cola de reproducción cuando el usuario presione</text:span><text:span text:style-name="T10"> l</text:span><text:span text:style-name="T9">a tecla C, </text:span><text:span text:style-name="T13">leyendo del archivo los datos</text:span><text:span text:style-name="T10">: título, autor, tamaño en Kb, </text:span><text:span text:style-name="T15">álbum</text:span><text:span text:style-name="T10"> y </text:span><text:span text:style-name="T15">g</text:span><text:span text:style-name="T10">énero</text:span><text:span text:style-name="T9">.</text:span></text:p>
      <text:p text:style-name="P6"><text:span text:style-name="T9"><text:tab/>Al finalizar una reproducción se </text:span><text:span text:style-name="T10">extrae </text:span><text:span text:style-name="T9">automáticament</text:span><text:span text:style-name="T14">e </text:span><text:span text:style-name="T10">la siguiente de</text:span><text:span text:style-name="T9"> la cola de reproducción </text:span><text:span text:style-name="T10">y continua </text:span><text:span text:style-name="T14">con</text:span><text:span text:style-name="T10"> su ejecución</text:span><text:span text:style-name="T9">. </text:span><text:span text:style-name="T10">En caso de</text:span><text:span text:style-name="T9"> esta</text:span><text:span text:style-name="T10">r</text:span><text:span text:style-name="T9"> vacía </text:span><text:span text:style-name="T10">la cola</text:span><text:span text:style-name="T9"> entonces queda a la espera de una orden del usuario.</text:span></text:p>
      <text:p text:style-name="P8"><text:span text:style-name="T8"><text:tab/>En función de la explicación se pide que Usted elabore un programa para simular las </text:span><text:span text:style-name="T11">funciones</text:span><text:span text:style-name="T8"> del reproductor, mostrando en pantalla las teclas de operación, </text:span><text:span text:style-name="T11">los datos </text:span><text:span text:style-name="T8">de </text:span><text:span text:style-name="T11">la canción</text:span><text:span text:style-name="T8"> </text:span><text:span text:style-name="T11">mp3</text:span><text:span text:style-name="T8"> que actualmente reproduce, </text:span><text:span text:style-name="T11">duración</text:span><text:span text:style-name="T8"> (min, seg </text:span><text:span text:style-name="T11">estimando 24 byte por segundo) </text:span><text:span text:style-name="T8">, el tiempo </text:span><text:span text:style-name="T14">transcurrido </text:span><text:span text:style-name="T11">e</text:span><text:span text:style-name="T14">n</text:span><text:span text:style-name="T8"> la reproducción (min, seg) </text:span><text:span text:style-name="T14">de la canción actual</text:span><text:span text:style-name="T8"> y los archivos </text:span><text:span text:style-name="T14">mp3 <text:s/>(canciones) </text:span><text:span text:style-name="T8">que están en cola de reproducción. </text:span></text:p>
      <text:p text:style-name="P8"><text:span text:style-name="T8"><text:tab/>La data de los mp3 </text:span><text:span text:style-name="T14">de la aplicación</text:span><text:span text:style-name="T11"> deberá crearla en </text:span><text:span text:style-name="T8">el archivo </text:span><text:span text:style-name="T12">de texto </text:span><text:span text:style-name="T8">“mp3.txt” </text:span><text:span text:style-name="T12">con el separador <text:s/></text:span><text:span text:style-name="T16">y orden de los campos </text:span><text:span text:style-name="T12">que ud considere</text:span><text:span text:style-name="T8">. </text:span></text:p>
      <text:p text:style-name="P2"><text:span text:style-name="T6"><text:s/>(Valor: 3</text:span><text:span text:style-name="T7">0</text:span><text:span text:style-name="T6"> Puntos)</text:span></text:p>
      <text:p text:style-name="P7"/>
      <text:p text:style-name="P4"><text:span text:style-name="T3">2.<text:tab/> </text:span><text:span text:style-name="T17">Usando el archivo “mp3.txt” del ejercicio anterior crear una multilista organizando por </text:span><text:span text:style-name="T18">cada </text:span><text:span text:style-name="T17">género, </text:span><text:span text:style-name="T18">listas de canciones</text:span><text:span text:style-name="T17"> ordenadas alfabéticamente por título</text:span><text:span text:style-name="T4">. </text:span><text:span text:style-name="T19">Mostrar un menú </text:span><text:span text:style-name="T23">para ejecutar los procesos en la multilista </text:span><text:span text:style-name="T19">con las siguientes opciones:</text:span></text:p>
      <text:list xml:id="list9183045701282671810" text:style-name="L1">
        <text:list-item>
          <text:p text:style-name="P11"><text:span text:style-name="T8">Imprimir cat</text:span><text:span text:style-name="T20">á</text:span><text:span text:style-name="T8">logo de </text:span><text:span text:style-name="T23">general de </text:span><text:span text:style-name="T8">canciones </text:span><text:span text:style-name="T23">clasificadas </text:span><text:span text:style-name="T8">por género</text:span></text:p>
        </text:list-item>
        <text:list-item>
          <text:p text:style-name="P13">Imprimir listado de canciones de un género</text:p>
        </text:list-item>
        <text:list-item>
          <text:p text:style-name="P13">Agregar una canción con datos suministrados por el usuario</text:p>
        </text:list-item>
        <text:list-item>
          <text:p text:style-name="P13">Consultar la información de una canción</text:p>
        </text:list-item>
        <text:list-item>
          <text:p text:style-name="P13">Eliminar una canción</text:p>
        </text:list-item>
        <text:list-item>
          <text:p text:style-name="P12"><text:span text:style-name="T8">Salir y actualizar el archivo mp3.txt </text:span><text:span text:style-name="T21">conservando su formato original</text:span></text:p>
        </text:list-item>
      </text:list>
      <text:p text:style-name="P14"><text:tab/></text:p>
      <text:p text:style-name="P14"><text:tab/>Notas:</text:p>
      <text:list xml:id="list5734002419476995418" text:style-name="L2">
        <text:list-item>
          <text:p text:style-name="P18"><text:span text:style-name="T8">Los títulos de las canciones no están repetidos, son </text:span><text:span text:style-name="T22">claves de búsqueda </text:span><text:span text:style-name="T8">únicos.</text:span></text:p>
        </text:list-item>
        <text:list-item>
          <text:p text:style-name="P18"><text:span text:style-name="T8">Usar entradas por teclado </text:span><text:span text:style-name="T22">para las opciones 2 – 5</text:span></text:p>
        </text:list-item>
        <text:list-item>
          <text:p text:style-name="P15">En la opción 3 será posible agregar nuevo género de la canción si no existiese en la multilista</text:p>
        </text:list-item>
        <text:list-item>
          <text:p text:style-name="P16">Para <text:span text:style-name="T25">la opción 4 </text:span>buscar desde cabecera hacia siguiente cuando la canción a consultar comienza por una letra de la A-I <text:span text:style-name="T24">y buscar desde el último hacia el anterior cuando el título comience de la J-Z. Imprimir cada nodo del recorrido efectuado en la búsqueda para comprobar este requerimiento.</text:span></text:p>
        </text:list-item>
        <text:list-item>
          <text:p text:style-name="P19"><text:span text:style-name="T22">E</text:span><text:span text:style-name="T8">n caso de quedar un género sin canciones por la ejecución de la opción 5, entonces se procede a eliminar automáticamente dicho género.</text:span></text:p>
        </text:list-item>
      </text:list>
      <text:p text:style-name="P17"/>
      <text:p text:style-name="P20"><text:span text:style-name="T5"><text:s/></text:span><text:span text:style-name="T6">(Valor: </text:span><text:span text:style-name="T7">40</text:span><text:span text:style-name="T6"> <text:s/>Punto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3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14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1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381cm" fo:margin-bottom="2.499cm" fo:margin-left="3cm" fo:margin-right="2.22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</meta:initial-creator>
    <dc:creator>Canaima Educativo</dc:creator>
    <meta:editing-cycles>26</meta:editing-cycles>
    <meta:creation-date>2018-08-17T08:50:00</meta:creation-date>
    <dc:date>2018-09-04T01:52:02.547644041</dc:date>
    <meta:editing-duration>PT1H37M3S</meta:editing-duration>
    <meta:generator>LibreOffice/4.1.0.4$Linux_X86_64 LibreOffice_project/410m0$Build-4</meta:generator>
    <meta:document-statistic meta:table-count="1" meta:image-count="0" meta:object-count="1" meta:page-count="1" meta:paragraph-count="28" meta:word-count="435" meta:character-count="2660" meta:non-whitespace-character-count="2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